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33333" style:text-line-through-style="none" style:text-line-through-type="none" style:font-name="OpenSans" fo:font-size="10.5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333333" style:font-name="OpenSans" fo:font-size="10.5pt" fo:letter-spacing="normal" fo:font-style="normal" fo:font-weight="normal"/>
    </style:style>
    <style:style style:name="T3" style:family="text">
      <style:text-properties fo:font-variant="normal" fo:text-transform="none" fo:color="#2775d1" style:font-name="OpenSans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lá,</text:span><text:span text:style-name="T2"> </text:span><text:span text:style-name="T1">bem vindo ao curso Orientação a Objetos com Java.</text:span><text:span text:style-name="T2"> </text:span><text:span text:style-name="T1">Eu sou o Clovis Fernandes e hoje vamos falar de identificação de colaborações.</text:span><text:span text:style-name="T2"> </text:span><text:span text:style-name="T1">Vamos falar de classes colaboradoras e colaborações de responsabilidades</text:span><text:span text:style-name="T2"> </text:span><text:span text:style-name="T1">de uma dada classe.</text:span><text:span text:style-name="T2"> </text:span><text:span text:style-name="T1">Anteriormente nós definimos e identificamos</text:span><text:span text:style-name="T2"> </text:span><text:span text:style-name="T1">a lógica de responsabilidades de uma classe.</text:span><text:span text:style-name="T2"> </text:span><text:span text:style-name="T1">Agora queremos identificar as classes colaboradoras e as colaborações das</text:span><text:span text:style-name="T2"> </text:span><text:span text:style-name="T1">responsabilidades de uma dada classe.</text:span><text:span text:style-name="T2"> </text:span><text:span text:style-name="T1">Vamos retomar as classes que nós estivemos trabalhando na aula</text:span><text:span text:style-name="T2"> </text:span><text:span text:style-name="T1">anterior: a classe Conta Corrente e a classe Banco.</text:span><text:span text:style-name="T2"> </text:span><text:span text:style-name="T1">A classe Conta Corrente nós vimos que tem 2 responsabilidades do tipo</text:span><text:span text:style-name="T2"> </text:span><text:span text:style-name="T1">sabe: sabe o número da conta, sabe o valor do saldo atual.</text:span><text:span text:style-name="T2"> </text:span><text:span text:style-name="T1">Estou reapresentado apenas 2 responsabilidade do tipo faz,</text:span><text:span text:style-name="T2"> </text:span><text:span text:style-name="T1">para credita valor ao saldo atual, debita valor do saldo atual.</text:span><text:span text:style-name="T2"> </text:span><text:span text:style-name="T1">Já a classe Banco tem duas responsabilidades do tipo sabe: ela sabe</text:span><text:span text:style-name="T2"> </text:span><text:span text:style-name="T1">as contas que estão ativas e ela sabe as contas que estão inativas.</text:span><text:span text:style-name="T2"> </text:span><text:span text:style-name="T1">A classe Banco tem 3 responsabilidades do tipo faz: registra uma conta nova,</text:span><text:span text:style-name="T2"> </text:span><text:span text:style-name="T1">apresenta a lista dos números de conta e obtém o valor do saldo do Banco como todo.</text:span><text:span text:style-name="T2"> </text:span><text:span text:style-name="T1">Estou reapresentando a lógica da responsabilidade apresenta os números da</text:span><text:span text:style-name="T2"> </text:span><text:span text:style-name="T1">conta, das contas ativas porque eu quero enfatizar o papel das colaborações.</text:span><text:span text:style-name="T2"> </text:span><text:span text:style-name="T1">Então nós temos aí que o objeto Banco ele tem uma lista de contas correntes,</text:span><text:span text:style-name="T2"> </text:span><text:span text:style-name="T1">objetos contas correntes.</text:span><text:span text:style-name="T2"> </text:span><text:span text:style-name="T1">Eu preciso para pegar os números dessas contas correntes examinar cada</text:span><text:span text:style-name="T2"> </text:span><text:span text:style-name="T1">objeto conta corrente dessa lista.</text:span><text:span text:style-name="T2"> </text:span><text:span text:style-name="T1">Para cada uma dessas contas eu envio uma mensagem e peço: conta corrente,</text:span><text:span text:style-name="T2"> </text:span><text:span text:style-name="T1">como você sabe o número da conta?</text:span><text:span text:style-name="T2"> </text:span><text:span text:style-name="T1">Passa para mim este número.</text:span><text:span text:style-name="T2"> </text:span><text:span text:style-name="T1">Então eu preciso deste número e ele passa para mim.</text:span><text:span text:style-name="T2"> </text:span><text:span text:style-name="T1">O que é que eu estou fazendo com isso tudo?</text:span><text:span text:style-name="T2"> </text:span><text:span text:style-name="T1">Na lógica dessa responsabilidade eu estou pedido para objeto da classe</text:span><text:span text:style-name="T2"> </text:span><text:span text:style-name="T1">Conta Corrente prestar serviço para mim, ou seja, eu estou pedindo uma colaboração.</text:span><text:span text:style-name="T2"> </text:span><text:span text:style-name="T1">Então a classe Conta Corrente nesse caso, ela é classe Colaboradora, porquê?</text:span><text:span text:style-name="T2"> </text:span><text:span text:style-name="T1">Eu peço para objeto Conta Corrente que é da classe Conta Corrente para ela</text:span><text:span text:style-name="T2"> </text:span><text:span text:style-name="T1">me auxiliar, colaborar comigo,</text:span><text:span text:style-name="T2"> </text:span><text:span text:style-name="T1">eu não consigo fazer tudo sozinho nessa responsabilidade para apresentar os</text:span><text:span text:style-name="T2"> </text:span><text:span text:style-name="T1">números das contas corrente ativas sem a ajuda do objeto Conta Corrente.</text:span><text:span text:style-name="T2"> </text:span><text:span text:style-name="T1">Para isso eu uso a responsabilidade da conta corrente que é sabe o número da</text:span><text:span text:style-name="T2"> </text:span><text:span text:style-name="T1">conta, isso é uma colaboração, então uma colaboração é uma responsabilidade,</text:span><text:span text:style-name="T2"> </text:span><text:span text:style-name="T1">a classe do objeto é a classe Colaboradora e a Colaboração é uma</text:span><text:span text:style-name="T2"> </text:span><text:span text:style-name="T1">responsabilidade dessa classe Colaboradora.</text:span><text:span text:style-name="T2"> </text:span><text:span text:style-name="T1">Eu havia deixado também para mostrar para vocês a lógica da</text:span><text:span text:style-name="T2"> </text:span><text:span text:style-name="T1">responsabilidade obtém o saldo total do banco, eis aí,</text:span><text:span text:style-name="T2"> </text:span><text:span text:style-name="T1">o objeto Banco tem esse atributo, lista de contas correntes ativas,</text:span><text:span text:style-name="T2"> </text:span><text:span text:style-name="T1">eu crio uma variável que eu vou armazenar os saldos de todas as contas.</text:span><text:span text:style-name="T2"> </text:span><text:span text:style-name="T1">Inicialmente ele é zerado, começo a examinar</text:span><text:span text:style-name="T2"> </text:span><text:span text:style-name="T1">a lista então das contas correntes, o objeto da classe Conta Corrente.</text:span><text:span text:style-name="T2"> </text:span><text:span text:style-name="T1">Como nós já vimos,</text:span><text:span text:style-name="T2"> </text:span><text:span text:style-name="T1">esse objeto ele é de uma classe que a gente chama de classe Colaboradora.</text:span><text:span text:style-name="T2"> </text:span><text:span text:style-name="T1">Nós usamos a responsabilidade do objeto Conta Corrente,</text:span><text:span text:style-name="T2"> </text:span><text:span text:style-name="T1">sabe o valor do saldo atual, essa é uma Colaboração.</text:span><text:span text:style-name="T2"> </text:span><text:span text:style-name="T1">Então uma Colaboração é uma responsabilidade de classe Colaboradora,</text:span><text:span text:style-name="T2"> </text:span><text:span text:style-name="T1">sem a qual eu não conseguiria cumprir a responsabilidade obtém</text:span><text:span text:style-name="T2"> </text:span><text:span text:style-name="T1">o saldo do total do banco.</text:span><text:span text:style-name="T2"> </text:span><text:span text:style-name="T1">Então eu peço para esse objeto me devolver o valor do saldo atual, ele me devolve,</text:span><text:span text:style-name="T2"> </text:span><text:span text:style-name="T1">eu consolido isso junto com o saldo anterior e tenho novo saldo,</text:span><text:span text:style-name="T2"> </text:span><text:span text:style-name="T1">vou fazendo isso para todas as contas correntes,</text:span><text:span text:style-name="T2"> </text:span><text:span text:style-name="T1">até que não tenha mais nenhuma conta corrente nesta lista.</text:span><text:span text:style-name="T2"> </text:span><text:span text:style-name="T1">A lógica dessa responsabilidade é no final me devolver o saldo total e é o que eu</text:span><text:span text:style-name="T2"> </text:span><text:span text:style-name="T1">faço isso ao final.</text:span><text:span text:style-name="T2"> </text:span><text:span text:style-name="T1">Para realizar a lógica de uma responsabilidade eu tenho duas ações,</text:span><text:span text:style-name="T2"> </text:span><text:span text:style-name="T1">ou eu faço tudo sozinho nesta responsabilidade ou caso eu não consiga</text:span><text:span text:style-name="T2"> </text:span><text:span text:style-name="T1">fazer isso, eu vou precisar da colaboração de alguma outra classe,</text:span><text:span text:style-name="T2"> </text:span><text:span text:style-name="T1">de alguma outra responsabilidade que pode estar outra classe,</text:span><text:span text:style-name="T2"> </text:span><text:span text:style-name="T1">pode estar na mesma classe ou outra classe.</text:span><text:span text:style-name="T2"> </text:span><text:span text:style-name="T1">Então, eu tenho essas duas coisas que eu preciso saber para fazer,</text:span><text:span text:style-name="T2"> </text:span><text:span text:style-name="T1">definir a lógica da minha responsabilidade.</text:span><text:span text:style-name="T2"> </text:span><text:span text:style-name="T1">Se eu consigo fazer tudo sozinho, ótimo, perfeito, se eu não consigo,</text:span><text:span text:style-name="T2"> </text:span><text:span text:style-name="T1">é muito melhor eu deixar que uma classe mais apropriada faça isso por mim.</text:span><text:span text:style-name="T2"> </text:span><text:span text:style-name="T1">Mais para a frente nós iremos ver alguns princípios que vão ajudar a definir quando</text:span><text:span text:style-name="T2"> </text:span><text:span text:style-name="T1">eu passo na minha própria classe ou numa outra classe a definição</text:span><text:span text:style-name="T2"> </text:span><text:span text:style-name="T1">da lógica da responsabilidade, nós veremos isso mais tarde.</text:span><text:span text:style-name="T2"> </text:span><text:span text:style-name="T1">Mas neste momento é só para entender isso,</text:span><text:span text:style-name="T2"> </text:span><text:span text:style-name="T1">ou eu faço tudo na lógica da minha classe ou eu, algumas dessas coisas eu transfiro.</text:span><text:span text:style-name="T2"> </text:span><text:span text:style-name="T1">Nos exemplos anteriores, na classe Banco relação à classe Conta Corrente,</text:span><text:span text:style-name="T2"> </text:span><text:span text:style-name="T1">eu precisava da colaboração da classe Conta Corrente, no primeiro momento</text:span><text:span text:style-name="T2"> </text:span><text:span text:style-name="T1">para me devolver o número da conta e no segundo para me devolver o </text:span><text:soft-page-break/><text:span text:style-name="T1">saldo.</text:span><text:span text:style-name="T2"> </text:span><text:span text:style-name="T1">Resumindo, sobre a classe Conta Corrente,</text:span><text:span text:style-name="T2"> </text:span><text:span text:style-name="T1">nós vamos usar essa estrutura que eu tenho a classe, cujo nome é Conta Corrente,</text:span><text:span text:style-name="T2"> </text:span><text:span text:style-name="T1">eu tenho uma lista de responsabilidades e uma lista de colaboração.</text:span><text:span text:style-name="T2"> </text:span><text:span text:style-name="T1">No caso da Conta Corrente, por simplicidade,</text:span><text:span text:style-name="T2"> </text:span><text:span text:style-name="T1">eu estou colocando duas responsabilidades apenas e nenhuma colaboração.</text:span><text:span text:style-name="T2"> </text:span><text:span text:style-name="T1">Então, eu tenho a responsabilidade: Credita valor ao saldo atual,</text:span><text:span text:style-name="T2"> </text:span><text:span text:style-name="T1">Debita valor do saldo atual, por exemplo.</text:span><text:span text:style-name="T2"> </text:span><text:span text:style-name="T1">Já a classe Banco eu estou definindo o nome da classe Banco,</text:span><text:span text:style-name="T2"> </text:span><text:span text:style-name="T1">a lista de responsabilidades, então eu tenho: registra uma conta nova,</text:span><text:span text:style-name="T2"> </text:span><text:span text:style-name="T1">apresenta os números das contas ativas, obtém o saldo total do Banco.</text:span><text:span text:style-name="T2"> </text:span><text:span text:style-name="T1">As colaborações, como eu disse as colaborações são responsabilidade de</text:span><text:span text:style-name="T2"> </text:span><text:span text:style-name="T1">outras classes e eu estou identificando aí de qual classe que é essa responsabilidade</text:span><text:span text:style-name="T2"> </text:span><text:span text:style-name="T1">que eu estou usando e qual é a colaboração que é uma responsabilidade.</text:span><text:span text:style-name="T2"> </text:span><text:span text:style-name="T1">No caso do primeiro, da primeira responsabilidade da classe Banco,</text:span><text:span text:style-name="T2"> </text:span><text:span text:style-name="T1">registra uma conta nova, a colaboradora é a Conta Corrente e</text:span><text:span text:style-name="T2"> </text:span><text:span text:style-name="T1">a colaboração é o construtor da própria classe Conta Corrente.</text:span><text:span text:style-name="T2"> </text:span><text:span text:style-name="T1">Vocês se lembram que a lógica da registra uma conta corrente iniciava por eu</text:span><text:span text:style-name="T2"> </text:span><text:span text:style-name="T1">criar objeto da Conta Corrente e a gente faz isso</text:span><text:span text:style-name="T2"> </text:span><text:span text:style-name="T1">Java através do construtor, então aqui, isso é uma colaboração.</text:span><text:span text:style-name="T2"> </text:span><text:span text:style-name="T1">A segunda, apresenta os números das contas ativas, a classe colaboradora novamente é</text:span><text:span text:style-name="T2"> </text:span><text:span text:style-name="T1">a Conta Corrente, a colaboração é a responsabilidade,</text:span><text:span text:style-name="T2"> </text:span><text:span text:style-name="T1">sabe o número da conta, que é do tipo saber da Conta Corrente.</text:span><text:span text:style-name="T2"> </text:span><text:span text:style-name="T1">A outra responsabilidade de Banco é obtém o saldo total do banco,</text:span><text:span text:style-name="T2"> </text:span><text:span text:style-name="T1">a classe colaboradora, novamente, nossos exemplos só envolvem as duas classes Banco</text:span><text:span text:style-name="T2"> </text:span><text:span text:style-name="T1">e Conta Corrente, a classe colaboradora é a Conta Corrente, a colaboração agora</text:span><text:span text:style-name="T2"> </text:span><text:span text:style-name="T1">é sabe o valor do saldo atual que é uma responsabilidade da classe Conta Corrente.</text:span><text:span text:style-name="T2"> </text:span><text:span text:style-name="T1">Vamos fazer aqui uma diferenciação, classe colaboradora e colaboração.</text:span><text:span text:style-name="T2"> </text:span><text:span text:style-name="T1">A colaboração é uma responsabilidade de uma classe colaboradora,</text:span><text:span text:style-name="T2"> </text:span><text:span text:style-name="T1">quando alguma responsabilidade de alguma classe, pode ser outra classe,</text:span><text:span text:style-name="T2"> </text:span><text:span text:style-name="T1">precisa da colaboração de uma responsabilidade da classe colaboradora,</text:span><text:span text:style-name="T2"> </text:span><text:span text:style-name="T1">essa responsabilidade é chamada de colaboração.</text:span><text:span text:style-name="T2"> </text:span><text:span text:style-name="T1">Normalmente nós chamamos a classe colaboradora de classe servidora</text:span><text:span text:style-name="T2"> </text:span><text:span text:style-name="T1">porque ela é que vai oferecer a sua responsabilidade como se fosse</text:span><text:span text:style-name="T2"> </text:span><text:span text:style-name="T1">serviço para as outras classes.</text:span><text:span text:style-name="T2"> </text:span><text:span text:style-name="T1">Esse serviço é a colaboração.</text:span><text:span text:style-name="T2"> </text:span><text:span text:style-name="T1">Já a classe que depende da classe colaboradora,</text:span><text:span text:style-name="T2"> </text:span><text:span text:style-name="T1">ela precisa que a classe colaboradora colabore com ela com algum serviço,</text:span><text:span text:style-name="T2"> </text:span><text:span text:style-name="T1">com alguma colaboração, nós chamamos essa classe de classe cliente.</text:span><text:span text:style-name="T2"> </text:span><text:span text:style-name="T1">Podemos representar UML essa relação entre a classe cliente e a classe servidora.</text:span><text:span text:style-name="T2"> </text:span><text:span text:style-name="T1">Então a classe cliente ela tem uma responsabilidade que depende,</text:span><text:span text:style-name="T2"> </text:span><text:span text:style-name="T1">ela precisa da colaboração de uma responsabilidade da classe servidora.</text:span><text:span text:style-name="T2"> </text:span><text:span text:style-name="T1">Então há relação de dependência entre a classe cliente com a classe servidora.</text:span><text:span text:style-name="T2"> </text:span><text:span text:style-name="T1">A classe cliente depende da classe servidora, esse conceito de dependência,</text:span><text:span text:style-name="T2"> </text:span><text:span text:style-name="T1">que é uma classe depender de outra, nesse caso ela depende por causa da colaboração,</text:span><text:span text:style-name="T2"> </text:span><text:span text:style-name="T1">é conceito muito importante que nós vamos debater ao longo de todo o curso,</text:span><text:span text:style-name="T2"> </text:span><text:span text:style-name="T1">a tentativa sempre é de diminuir essas dependências entre classes.</text:span><text:span text:style-name="T2"> </text:span><text:span text:style-name="T1">Termo que abrange tudo isso e que nós usamos muito, é acoplamento,</text:span><text:span text:style-name="T2"> </text:span><text:span text:style-name="T1">eu digo que a classe cliente está acoplada à classe servidora.</text:span><text:span text:style-name="T2"> </text:span><text:span text:style-name="T1">Então, toda a vez que uma responsabilidade minha precisa de uma colaboração</text:span><text:span text:style-name="T2"> </text:span><text:span text:style-name="T1">de uma classe colaboradora ou servidora, há acoplamento entre essas duas classes.</text:span><text:span text:style-name="T2"> </text:span><text:span text:style-name="T1">Então a gente fala de dependência e de acoplamento, a mesma coisa, o objetivo</text:span><text:span text:style-name="T2"> </text:span><text:span text:style-name="T1">sempre vai ser minimizar, eliminar, reduzir as dependências entre classes.</text:span><text:span text:style-name="T2"> </text:span><text:span text:style-name="T1">Finalmente, essa representação que eu usei anteriormente,</text:span><text:span text:style-name="T2"> </text:span><text:span text:style-name="T1">descrevendo a classe através do nome da classe,</text:span><text:span text:style-name="T2"> </text:span><text:span text:style-name="T1">das suas responsabilidades e das suas colaborações ou classes colaboradoras,</text:span><text:span text:style-name="T2"> </text:span><text:span text:style-name="T1">nós chamamos isso de Cartão CRC, é uma técnica muito antiga de orientação</text:span><text:span text:style-name="T2"> </text:span><text:span text:style-name="T1">a objeto, mas que é muito útil até hoje para facilitar</text:span><text:span text:style-name="T2"> </text:span><text:span text:style-name="T1">a definição de classes e identificar as suas responsabilidades e colaborações,</text:span><text:span text:style-name="T2"> </text:span><text:span text:style-name="T1">por isso que estamos apresentando nesse curso e isso vai reforçar,</text:span><text:span text:style-name="T2"> </text:span><text:span text:style-name="T1">consolidar os conceitos de classe, responsabilidade,</text:span><text:span text:style-name="T2"> </text:span><text:span text:style-name="T1">colaboração, dependência, acoplamento, classes clientes,</text:span><text:span text:style-name="T2"> </text:span><text:span text:style-name="T1">classes servidoras, tudo isso vai ser discutido ao longo do curso.</text:span><text:span text:style-name="T2"> </text:span><text:span text:style-name="T1">Próxima aula iremos dar continuidade à questão dos cartões CRC,</text:span><text:span text:style-name="T2"> </text:span><text:span text:style-name="T1">onde mostraremos a modelagem CRC.</text:span><text:span text:style-name="T2"> </text:span><text:span text:style-name="T1">Nesta aula,</text:span><text:span text:style-name="T2"> </text:span><text:span text:style-name="T1">o objetivo era caracterizar e identificar classes colaboradoras e colaborações,</text:span><text:span text:style-name="T2"> </text:span><text:span text:style-name="T1">diferenciar classes colaboradoras de colaborações, uma classe colaboradora</text:span><text:span text:style-name="T2"> </text:span><text:span text:style-name="T3">é uma classe que tem uma responsabilidade e vai ser útil </text:span><text:soft-page-break/><text:span text:style-name="T3">para alguma outra classe.</text:span><text:span text:style-name="T2"> </text:span><text:span text:style-name="T1">A essa responsabilidade a gente chama de colaboração.</text:span><text:span text:style-name="T2"> </text:span><text:span text:style-name="T1">Até à próxima aula!</text:span><text:span text:style-name="T2"> 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5S</meta:editing-duration>
    <meta:editing-cycles>3</meta:editing-cycles>
    <meta:generator>LibreOffice/4.4.5.2$Windows_x86 LibreOffice_project/a22f674fd25a3b6f45bdebf25400ed2adff0ff99</meta:generator>
    <dc:date>2017-01-09T11:11:11.895000000</dc:date>
    <meta:document-statistic meta:table-count="0" meta:image-count="0" meta:object-count="0" meta:page-count="3" meta:paragraph-count="1" meta:word-count="1499" meta:character-count="9208" meta:non-whitespace-character-count="7708"/>
    <meta:user-defined meta:name="Info 1"/>
    <meta:user-defined meta:name="Info 2"/>
    <meta:user-defined meta:name="Info 3"/>
    <meta:user-defined meta:name="Info 4"/>
  </office:meta>
</office:document-meta>
</file>